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bf16d" officeooo:paragraph-rsid="008bf16d" style:font-name-asian="DejaVu Math TeX Gyre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d8047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f0c45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1d691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35cec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87cec" style:font-name-asian="Droid Sans Fallback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b810a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1133f" style:font-name-asian="Droid Sans Fallback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3e7c6" style:font-name-asian="Droid Sans Fallback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42cbf" style:font-name-asian="Droid Sans Fallback" style:font-size-asian="8pt" style:font-weight-asian="normal" style:font-size-complex="8pt" style:font-weight-complex="normal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cfb7a7" officeooo:paragraph-rsid="00cfb7a7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愛不釋手</text:p>
      <text:p text:style-name="P3"/>
      <text:p text:style-name="P3"/>
      <text:p text:style-name="P3">如果</text:p>
      <text:p text:style-name="P3">把世界的記憶</text:p>
      <text:p text:style-name="P3">濃縮成幾小時</text:p>
      <text:p text:style-name="P3">你會做什麼</text:p>
      <text:p text:style-name="P1"/>
      <text:p text:style-name="P1">我想</text:p>
      <text:p text:style-name="P1">我會</text:p>
      <text:p text:style-name="P10">反覆循環</text:p>
      <text:p text:style-name="P1">循環反覆地</text:p>
      <text:p text:style-name="P7">看着</text:p>
      <text:p text:style-name="P7">聽着</text:p>
      <text:p text:style-name="P1">你送給人間的</text:p>
      <text:p text:style-name="P1">絕唱</text:p>
      <text:p text:style-name="P1"/>
      <text:p text:style-name="P1">而</text:p>
      <text:p text:style-name="P8">愛</text:p>
      <text:p text:style-name="P8">不釋手</text:p>
      <text:p text:style-name="P1"/>
      <text:p text:style-name="P1">歲月有青春</text:p>
      <text:p text:style-name="P1">而歌聲</text:p>
      <text:p text:style-name="P1">也有歲月</text:p>
      <text:p text:style-name="P1"/>
      <text:p text:style-name="P1">青澀的年華</text:p>
      <text:p text:style-name="P1">唱着青春的風采</text:p>
      <text:p text:style-name="P1">即使只有一把琴</text:p>
      <text:p text:style-name="P1">低吟淺唱</text:p>
      <text:p text:style-name="P1">無需過多的技巧</text:p>
      <text:p text:style-name="P1">歲月的歌喉帶着真情</text:p>
      <text:p text:style-name="P1">近乎清唱地</text:p>
      <text:p text:style-name="P1">把動人的旋律</text:p>
      <text:p text:style-name="P1">一絲一絲</text:p>
      <text:p text:style-name="P1">唱入心懷</text:p>
      <text:p text:style-name="P1">那些經典的歲月歌聲</text:p>
      <text:p text:style-name="P1">連歌者本人</text:p>
      <text:p text:style-name="P1">在往後的時光</text:p>
      <text:p text:style-name="P1">也難重現</text:p>
      <text:p text:style-name="P1">當初的味道</text:p>
      <text:p text:style-name="P1"/>
      <text:p text:style-name="P1">因此</text:p>
      <text:p text:style-name="P5">才有了</text:p>
      <text:p text:style-name="P6">珍貴的絕響</text:p>
      <text:p text:style-name="P1"/>
      <text:p text:style-name="P1">而你</text:p>
      <text:p text:style-name="P1">就猶如</text:p>
      <text:p text:style-name="P1">神栽在人間</text:p>
      <text:p text:style-name="P1">的</text:p>
      <text:p text:style-name="P1">一朵</text:p>
      <text:p text:style-name="P1">玫瑰</text:p>
      <text:p text:style-name="P1"/>
      <text:p text:style-name="P9">成了</text:p>
      <text:p text:style-name="P9">獨一無二的驚豔</text:p>
      <text:p text:style-name="P1"/>
      <text:p text:style-name="P1">如果世界無處可逃</text:p>
      <text:p text:style-name="P11">我情願</text:p>
      <text:p text:style-name="P11">躲進你的歌聲裏</text:p>
      <text:p text:style-name="P1">當着是生命的輓歌</text:p>
      <text:p text:style-name="P1">在歌聲裏</text:p>
      <text:p text:style-name="P1">做着西行的夢</text:p>
      <text:p text:style-name="P1"/>
      <text:p text:style-name="P1">在西行的夢裡</text:p>
      <text:p text:style-name="P1">夢想你是女兒國的國王</text:p>
      <text:p text:style-name="P1">而我是神眷憐的小幸運</text:p>
      <text:p text:style-name="P1">幸運地成爲</text:p>
      <text:p text:style-name="P1">你垂愛的袈裟僧人</text:p>
      <text:p text:style-name="P1"/>
      <text:p text:style-name="P1">我期盼着</text:p>
      <text:p text:style-name="P1">永遠地期盼着</text:p>
      <text:p text:style-name="P1">這一路向西</text:p>
      <text:p text:style-name="P12">永遠</text:p>
      <text:p text:style-name="P13">永遠</text:p>
      <text:p text:style-name="P13">到不了西邊</text:p>
      <text:p text:style-name="P1">一直在夢想起航的大唐</text:p>
      <text:p text:style-name="P1">一個我們都熱愛着的</text:p>
      <text:p text:style-name="P1">夢想之境</text:p>
      <text:p text:style-name="P1"/>
      <text:p text:style-name="P1"/>
      <text:p text:style-name="P1"/>
      <text:p text:style-name="P14">########</text:p>
      <text:p text:style-name="P14">愈小的異國，愈容易遭到封鎖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4T16:57:11.953422502</dc:date>
    <meta:editing-duration>PT4H56M15S</meta:editing-duration>
    <meta:editing-cycles>185</meta:editing-cycles>
    <meta:document-statistic meta:table-count="0" meta:image-count="0" meta:object-count="0" meta:page-count="1" meta:paragraph-count="67" meta:word-count="322" meta:character-count="329" meta:non-whitespace-character-count="329"/>
  </office:meta>
</office:document-meta>
</file>